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50000007EA9261D5A.png" manifest:media-type="image/png"/>
  <manifest:file-entry manifest:full-path="Pictures/10000001000005ED000002E6A13D5E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6d4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pan text:style-name="T1">1.1 užduotis</text:span> <text:s/></text:p>
      <text:p text:style-name="Standard"/>
      <text:p text:style-name="Standard"/>
      <text:p text:style-name="Standard"><draw:frame draw:style-name="fr1" draw:name="Paveikslas2" text:anchor-type="char" svg:width="17cm" svg:height="2.335cm" draw:z-index="0"><draw:image xlink:href="Pictures/10000001000003950000007EA9261D5A.png" xlink:type="simple" xlink:show="embed" xlink:actuate="onLoad" draw:mime-type="image/png"/></draw:frame><text:tab/></text:p>
      <text:p text:style-name="Standard"><draw:frame draw:style-name="fr1" draw:name="Paveikslas3" text:anchor-type="char" svg:width="17cm" svg:height="8.315cm" draw:z-index="1"><draw:image xlink:href="Pictures/10000001000005ED000002E6A13D5E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t" fo:country="L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9:36:14.075000000</meta:creation-date>
    <dc:date>2025-02-18T19:49:33.015000000</dc:date>
    <meta:editing-duration>PT3M5S</meta:editing-duration>
    <meta:editing-cycles>1</meta:editing-cycles>
    <meta:document-statistic meta:table-count="0" meta:image-count="2" meta:object-count="0" meta:page-count="1" meta:paragraph-count="2" meta:word-count="2" meta:character-count="15" meta:non-whitespace-character-count="11"/>
    <meta:generator>LibreOffice/24.8.4.2$Windows_X86_64 LibreOffice_project/bb3cfa12c7b1bf994ecc5649a80400d06cd71002</meta:generator>
  </office:meta>
</office:document-meta>
</file>